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"/>
  <manifest:file-entry manifest:full-path="ObjectReplacements/Object 1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21633d5" officeooo:paragraph-rsid="021633d5"/>
    </style:style>
    <style:style style:name="P2" style:family="paragraph" style:parent-style-name="Standard">
      <style:text-properties officeooo:rsid="01b2762f" officeooo:paragraph-rsid="01aace6a"/>
    </style:style>
    <style:style style:name="P3" style:family="paragraph" style:parent-style-name="Standard">
      <style:text-properties officeooo:rsid="02196344" officeooo:paragraph-rsid="02196344"/>
    </style:style>
    <style:style style:name="P4" style:family="paragraph" style:parent-style-name="Standard">
      <style:text-properties officeooo:rsid="021a09e1" officeooo:paragraph-rsid="021bd7a5"/>
    </style:style>
    <style:style style:name="P5" style:family="paragraph" style:parent-style-name="Standard">
      <style:text-properties officeooo:rsid="021bd7a5" officeooo:paragraph-rsid="021bd7a5"/>
    </style:style>
    <style:style style:name="P6" style:family="paragraph" style:parent-style-name="Standard">
      <style:text-properties officeooo:rsid="021bd7a5" officeooo:paragraph-rsid="021d428c"/>
    </style:style>
    <style:style style:name="P7" style:family="paragraph" style:parent-style-name="Standard">
      <style:text-properties fo:language="fr" fo:country="FR" officeooo:rsid="01b2762f"/>
    </style:style>
    <style:style style:name="P8" style:family="paragraph" style:parent-style-name="Standard">
      <style:text-properties officeooo:rsid="01b2762f" officeooo:paragraph-rsid="01aace6a"/>
    </style:style>
    <style:style style:name="P9" style:family="paragraph" style:parent-style-name="Standard">
      <style:text-properties officeooo:rsid="021bd7a5" officeooo:paragraph-rsid="021d428c"/>
    </style:style>
    <style:style style:name="P10" style:family="paragraph" style:parent-style-name="Standard">
      <style:text-properties officeooo:rsid="02242b2a" officeooo:paragraph-rsid="02242b2a"/>
    </style:style>
    <style:style style:name="P11" style:family="paragraph" style:parent-style-name="Standard">
      <style:text-properties officeooo:rsid="0226064f" officeooo:paragraph-rsid="0226064f"/>
    </style:style>
    <style:style style:name="P12" style:family="paragraph" style:parent-style-name="Standard">
      <style:text-properties officeooo:rsid="0226064f" officeooo:paragraph-rsid="02263d9a"/>
    </style:style>
    <style:style style:name="P13" style:family="paragraph" style:parent-style-name="Standard">
      <style:text-properties fo:font-weight="bold" officeooo:rsid="0226064f" officeooo:paragraph-rsid="0226064f" style:font-weight-asian="bold" style:font-weight-complex="bold"/>
    </style:style>
    <style:style style:name="P14" style:family="paragraph" style:parent-style-name="Standard">
      <style:text-properties officeooo:rsid="02263d9a" officeooo:paragraph-rsid="02263d9a"/>
    </style:style>
    <style:style style:name="P15" style:family="paragraph" style:parent-style-name="Standard">
      <style:text-properties officeooo:rsid="0229c780" officeooo:paragraph-rsid="0229c780"/>
    </style:style>
    <style:style style:name="T1" style:family="text">
      <style:text-properties fo:language="fr" fo:country="FR"/>
    </style:style>
    <style:style style:name="T2" style:family="text">
      <style:text-properties officeooo:rsid="02196344"/>
    </style:style>
    <style:style style:name="T3" style:family="text">
      <style:text-properties officeooo:rsid="02147aae"/>
    </style:style>
    <style:style style:name="T4" style:family="text">
      <style:text-properties officeooo:rsid="021a09e1"/>
    </style:style>
    <style:style style:name="T5" style:family="text">
      <style:text-properties officeooo:rsid="021bd7a5"/>
    </style:style>
    <style:style style:name="T6" style:family="text">
      <style:text-properties officeooo:rsid="021d428c"/>
    </style:style>
    <style:style style:name="T7" style:family="text">
      <style:text-properties officeooo:rsid="022140ee"/>
    </style:style>
    <style:style style:name="T8" style:family="text">
      <style:text-properties officeooo:rsid="02263d9a"/>
    </style:style>
    <style:style style:name="T9" style:family="text">
      <style:text-properties officeooo:rsid="0229c78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fo:padding="0.049cm" fo:border="0.06pt solid #000000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2"><text:span text:style-name="T1">‌</text:span><text:span text:style-name="T3">Calcul du nombre de chiffre utilisé pour compter de </text:span><text:span text:style-name="T7">1</text:span><text:span text:style-name="T3"> à un nombre N. </text:span><text:span text:style-name="T2">(exemple: </text:span><text:span text:style-name="T2"><draw:frame draw:style-name="fr1" draw:name="Objet12" text:anchor-type="as-char" svg:y="-0.377cm" svg:width="1.783cm" svg:height="0.46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2">)</text:span></text:p>
      <text:p text:style-name="P2"/>
      <text:p text:style-name="P1">1) <text:span text:style-name="T2">Soit </text:span><text:span text:style-name="T2"><draw:frame draw:style-name="fr1" draw:name="Objet13" text:anchor-type="as-char" svg:y="-0.377cm" svg:width="0.448cm" svg:height="0.467cm" draw:z-index="7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2"><text:s/>nombre de </text:span>chiffre pour écrire le <text:span text:style-name="T7">dernier </text:span>nombre <draw:frame draw:style-name="fr1" draw:name="Objet14" text:anchor-type="as-char" svg:y="-0.377cm" svg:width="0.713cm" svg:height="0.531cm" draw:z-index="8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1"><text:tab/><text:span text:style-name="T2">Pour notre exemple </text:span><text:span text:style-name="T2"><draw:frame draw:style-name="fr1" draw:name="Objet4" text:anchor-type="as-char" svg:y="-0.377cm" svg:width="1.058cm" svg:height="0.467cm" draw:z-index="9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2"><text:s/></text:span><text:span text:style-name="T5">et </text:span><text:span text:style-name="T2"><draw:frame draw:style-name="fr1" draw:name="Objet3" text:anchor-type="as-char" svg:y="-0.377cm" svg:width="1.928cm" svg:height="0.531cm" draw:z-index="0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<text:p text:style-name="P3">2) On pose <draw:frame draw:style-name="fr1" draw:name="Objet6" text:anchor-type="as-char" svg:y="-0.437cm" svg:width="3.679cm" svg:height="0.591cm" draw:z-index="1"><draw:object xlink:href="./Object 6" xlink:type="simple" xlink:show="embed" xlink:actuate="onLoad"/><draw:image xlink:href="./ObjectReplacements/Object 6" xlink:type="simple" xlink:show="embed" xlink:actuate="onLoad"/><svg:desc>formule</svg:desc></draw:frame>, <text:span text:style-name="T4">soit </text:span><draw:frame draw:style-name="fr1" draw:name="Objet5" text:anchor-type="as-char" svg:y="-0.437cm" svg:width="7.825cm" svg:height="0.591cm" draw:z-index="2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3"/>
      <text:p text:style-name="P3">3) On <text:span text:style-name="T4">pose</text:span> <draw:frame draw:style-name="fr1" draw:name="Objet8" text:anchor-type="as-char" svg:y="-0.377cm" svg:width="1.804cm" svg:height="0.531cm" draw:z-index="3"><draw:object xlink:href="./Object 8" xlink:type="simple" xlink:show="embed" xlink:actuate="onLoad"/><draw:image xlink:href="./ObjectReplacements/Object 8" xlink:type="simple" xlink:show="embed" xlink:actuate="onLoad"/><svg:desc>formule</svg:desc></draw:frame>, <text:span text:style-name="T4">soit </text:span><text:span text:style-name="T4"><draw:frame draw:style-name="fr1" draw:name="Objet9" text:anchor-type="as-char" svg:y="-0.377cm" svg:width="4.865cm" svg:height="0.531cm" draw:z-index="4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<text:p text:style-name="P4"><text:s/></text:p>
      <text:p text:style-name="P4"><text:span text:style-name="T5">4) </text:span>On calcule <draw:frame draw:style-name="fr1" draw:name="Objet10" text:anchor-type="as-char" svg:y="-0.377cm" svg:width="2.768cm" svg:height="0.531cm" draw:z-index="5"><draw:object xlink:href="./Object 10" xlink:type="simple" xlink:show="embed" xlink:actuate="onLoad"/><draw:image xlink:href="./ObjectReplacements/Object 10" xlink:type="simple" xlink:show="embed" xlink:actuate="onLoad"/><svg:desc>formule</svg:desc></draw:frame>,<text:span text:style-name="T5"> soit </text:span><text:span text:style-name="T5"><draw:frame draw:style-name="fr1" draw:name="Objet11" text:anchor-type="as-char" svg:y="-0.377cm" svg:width="5.856cm" svg:height="0.531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5">, puis on recommence tant que </text:span><text:span text:style-name="T5"><draw:frame draw:style-name="fr1" draw:name="Objet19" text:anchor-type="as-char" svg:y="-0.377cm" svg:width="1.184cm" svg:height="0.531cm" draw:z-index="15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<text:p text:style-name="P4"/>
      <text:p text:style-name="P6">Continuons notre exemple </text:p>
      <text:p text:style-name="P6"/>
      <text:p text:style-name="P6">(<text:span text:style-name="T6">0)</text:span><draw:frame draw:style-name="fr1" draw:name="Objet26" text:anchor-type="as-char" svg:y="-0.377cm" svg:width="2.589cm" svg:height="0.531cm" draw:z-index="22"><draw:object xlink:href="./Object 26" xlink:type="simple" xlink:show="embed" xlink:actuate="onLoad"/><draw:image xlink:href="./ObjectReplacements/Object 26" xlink:type="simple" xlink:show="embed" xlink:actuate="onLoad"/><svg:desc>formule</svg:desc></draw:frame> :</text:p>
      <text:p text:style-name="P5">(1) <draw:frame draw:style-name="fr1" draw:name="Objet15" text:anchor-type="as-char" svg:y="-0.377cm" svg:width="1.042cm" svg:height="0.467cm" draw:z-index="11"><draw:object xlink:href="./Object 15" xlink:type="simple" xlink:show="embed" xlink:actuate="onLoad"/><draw:image xlink:href="./ObjectReplacements/Object 15" xlink:type="simple" xlink:show="embed" xlink:actuate="onLoad"/><svg:desc>formule</svg:desc></draw:frame>et <draw:frame draw:style-name="fr1" draw:name="Objet16" text:anchor-type="as-char" svg:y="-0.377cm" svg:width="1.72cm" svg:height="0.531cm" draw:z-index="12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5">(2)<draw:frame draw:style-name="fr1" draw:name="Objet17" text:anchor-type="as-char" svg:y="-0.437cm" svg:width="9.673cm" svg:height="0.591cm" draw:z-index="13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5">(3) <draw:frame draw:style-name="fr1" draw:name="Objet18" text:anchor-type="as-char" svg:y="-0.377cm" svg:width="4.598cm" svg:height="0.531cm" draw:z-index="14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P5">(4) <draw:frame draw:style-name="fr1" draw:name="Objet20" text:anchor-type="as-char" svg:y="-0.377cm" svg:width="5.756cm" svg:height="0.531cm" draw:z-index="16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P5"/>
      <text:p text:style-name="P6">(<text:span text:style-name="T6">0)</text:span><draw:frame draw:style-name="fr1" draw:name="Objet27" text:anchor-type="as-char" svg:y="-0.377cm" svg:width="2.374cm" svg:height="0.531cm" draw:z-index="23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6">(1) <draw:frame draw:style-name="fr1" draw:name="Objet21" text:anchor-type="as-char" svg:y="-0.377cm" svg:width="1.037cm" svg:height="0.467cm" draw:z-index="17"><draw:object xlink:href="./Object 21" xlink:type="simple" xlink:show="embed" xlink:actuate="onLoad"/><draw:image xlink:href="./ObjectReplacements/Object 21" xlink:type="simple" xlink:show="embed" xlink:actuate="onLoad"/><svg:desc>formule</svg:desc></draw:frame>et <draw:frame draw:style-name="fr1" draw:name="Objet22" text:anchor-type="as-char" svg:y="-0.377cm" svg:width="1.505cm" svg:height="0.531cm" draw:z-index="18"><draw:object xlink:href="./Object 22" xlink:type="simple" xlink:show="embed" xlink:actuate="onLoad"/><draw:image xlink:href="./ObjectReplacements/Object 22" xlink:type="simple" xlink:show="embed" xlink:actuate="onLoad"/><svg:desc>formule</svg:desc></draw:frame></text:p>
      <text:p text:style-name="P6">(2)<draw:frame draw:style-name="fr1" draw:name="Objet23" text:anchor-type="as-char" svg:y="-0.437cm" svg:width="8.814cm" svg:height="0.591cm" draw:z-index="19"><draw:object xlink:href="./Object 23" xlink:type="simple" xlink:show="embed" xlink:actuate="onLoad"/><draw:image xlink:href="./ObjectReplacements/Object 23" xlink:type="simple" xlink:show="embed" xlink:actuate="onLoad"/><svg:desc>formule</svg:desc></draw:frame></text:p>
      <text:p text:style-name="P6">(3) <draw:frame draw:style-name="fr1" draw:name="Objet24" text:anchor-type="as-char" svg:y="-0.377cm" svg:width="4.154cm" svg:height="0.531cm" draw:z-index="20"><draw:object xlink:href="./Object 24" xlink:type="simple" xlink:show="embed" xlink:actuate="onLoad"/><draw:image xlink:href="./ObjectReplacements/Object 24" xlink:type="simple" xlink:show="embed" xlink:actuate="onLoad"/><svg:desc>formule</svg:desc></draw:frame></text:p>
      <text:p text:style-name="P6">(4) <draw:frame draw:style-name="fr1" draw:name="Objet25" text:anchor-type="as-char" svg:y="-0.377cm" svg:width="4.581cm" svg:height="0.531cm" draw:z-index="21"><draw:object xlink:href="./Object 25" xlink:type="simple" xlink:show="embed" xlink:actuate="onLoad"/><draw:image xlink:href="./ObjectReplacements/Object 25" xlink:type="simple" xlink:show="embed" xlink:actuate="onLoad"/><svg:desc>formule</svg:desc></draw:frame></text:p>
      <text:p text:style-name="P6"/>
      <text:p text:style-name="P6">(<text:span text:style-name="T6">0)</text:span><draw:frame draw:style-name="fr1" draw:name="Objet28" text:anchor-type="as-char" svg:y="-0.377cm" svg:width="2.161cm" svg:height="0.531cm" draw:z-index="24"><draw:object xlink:href="./Object 28" xlink:type="simple" xlink:show="embed" xlink:actuate="onLoad"/><draw:image xlink:href="./ObjectReplacements/Object 28" xlink:type="simple" xlink:show="embed" xlink:actuate="onLoad"/><svg:desc>formule</svg:desc></draw:frame></text:p>
      <text:p text:style-name="P6">(1) <draw:frame draw:style-name="fr1" draw:name="Objet29" text:anchor-type="as-char" svg:y="-0.377cm" svg:width="1.03cm" svg:height="0.467cm" draw:z-index="25"><draw:object xlink:href="./Object 29" xlink:type="simple" xlink:show="embed" xlink:actuate="onLoad"/><draw:image xlink:href="./ObjectReplacements/Object 29" xlink:type="simple" xlink:show="embed" xlink:actuate="onLoad"/><svg:desc>formule</svg:desc></draw:frame>et <draw:frame draw:style-name="fr1" draw:name="Objet30" text:anchor-type="as-char" svg:y="-0.377cm" svg:width="1.291cm" svg:height="0.531cm" draw:z-index="26"><draw:object xlink:href="./Object 30" xlink:type="simple" xlink:show="embed" xlink:actuate="onLoad"/><draw:image xlink:href="./ObjectReplacements/Object 30" xlink:type="simple" xlink:show="embed" xlink:actuate="onLoad"/><svg:desc>formule</svg:desc></draw:frame></text:p>
      <text:p text:style-name="P6">(2)<draw:frame draw:style-name="fr1" draw:name="Objet31" text:anchor-type="as-char" svg:y="-0.437cm" svg:width="8.216cm" svg:height="0.591cm" draw:z-index="27"><draw:object xlink:href="./Object 31" xlink:type="simple" xlink:show="embed" xlink:actuate="onLoad"/><draw:image xlink:href="./ObjectReplacements/Object 31" xlink:type="simple" xlink:show="embed" xlink:actuate="onLoad"/><svg:desc>formule</svg:desc></draw:frame></text:p>
      <text:p text:style-name="P6">(3) <draw:frame draw:style-name="fr1" draw:name="Objet32" text:anchor-type="as-char" svg:y="-0.377cm" svg:width="3.514cm" svg:height="0.531cm" draw:z-index="28"><draw:object xlink:href="./Object 32" xlink:type="simple" xlink:show="embed" xlink:actuate="onLoad"/><draw:image xlink:href="./ObjectReplacements/Object 32" xlink:type="simple" xlink:show="embed" xlink:actuate="onLoad"/><svg:desc>formule</svg:desc></draw:frame></text:p>
      <text:p text:style-name="P6">(4) <draw:frame draw:style-name="fr1" draw:name="Objet33" text:anchor-type="as-char" svg:y="-0.377cm" svg:width="4.152cm" svg:height="0.531cm" draw:z-index="29"><draw:object xlink:href="./Object 33" xlink:type="simple" xlink:show="embed" xlink:actuate="onLoad"/><draw:image xlink:href="./ObjectReplacements/Object 33" xlink:type="simple" xlink:show="embed" xlink:actuate="onLoad"/><svg:desc>formule</svg:desc></draw:frame></text:p>
      <text:p text:style-name="P6"/>
      <text:p text:style-name="P6">(<text:span text:style-name="T6">0)</text:span><draw:frame draw:style-name="fr1" draw:name="Objet34" text:anchor-type="as-char" svg:y="-0.377cm" svg:width="1.291cm" svg:height="0.531cm" draw:z-index="30"><draw:object xlink:href="./Object 34" xlink:type="simple" xlink:show="embed" xlink:actuate="onLoad"/><draw:image xlink:href="./ObjectReplacements/Object 34" xlink:type="simple" xlink:show="embed" xlink:actuate="onLoad"/><svg:desc>formule</svg:desc></draw:frame> : </text:p>
      <text:p text:style-name="P6"><draw:frame draw:style-name="fr1" draw:name="Objet35" text:anchor-type="as-char" svg:y="-0.415cm" svg:width="4.641cm" svg:height="0.568cm" draw:z-index="32"><draw:object xlink:href="./Object 1" xlink:type="simple" xlink:show="embed" xlink:actuate="onLoad"/><draw:image xlink:href="./ObjectReplacements/Object 1" xlink:type="simple" xlink:show="embed" xlink:actuate="onLoad"/><svg:desc>formule</svg:desc></draw:frame></text:p>
      <text:p text:style-name="P6"><draw:frame draw:style-name="fr1" draw:name="Objet36" text:anchor-type="as-char" svg:y="-0.415cm" svg:width="8.819cm" svg:height="0.568cm" draw:z-index="31"><draw:object xlink:href="./Object 36" xlink:type="simple" xlink:show="embed" xlink:actuate="onLoad"/><draw:image xlink:href="./ObjectReplacements/Object 36" xlink:type="simple" xlink:show="embed" xlink:actuate="onLoad"/><svg:desc>formule</svg:desc></draw:frame></text:p>
      <text:p text:style-name="P6"/>
      <text:p text:style-name="P6"><draw:frame draw:style-name="fr2" draw:name="Objet1" text:anchor-type="as-char" svg:y="-0.466cm" svg:width="3.071cm" svg:height="0.647cm" draw:z-index="33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Algorithme récursif</text:p>
      <text:p text:style-name="P11"><text:soft-page-break/></text:p>
      <text:p text:style-name="P13"><text:span text:style-name="T8">Algorithme</text:span>:</text:p>
      <text:p text:style-name="P11"/>
      <text:p text:style-name="P12"><text:span text:style-name="T8">Soit </text:span><draw:frame draw:style-name="fr1" draw:name="Object11" text:anchor-type="as-char" svg:y="-0.377cm" svg:width="0.564cm" svg:height="0.467cm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text:s/>et <draw:frame draw:style-name="fr1" draw:name="Object12" text:anchor-type="as-char" svg:y="-0.377cm" svg:width="0.448cm" svg:height="0.467cm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text:s/><text:span text:style-name="T8">deux entiers naturels avec </text:span><text:span text:style-name="T8"><draw:frame draw:style-name="fr1" draw:name="Object18" text:anchor-type="as-char" svg:y="-0.377cm" svg:width="0.448cm" svg:height="0.467cm" draw:z-index="48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8">le nombre de chiffre nécessaire pour écrire <text:s/></text:span><text:span text:style-name="T8"><draw:frame draw:style-name="fr1" draw:name="Object19" text:anchor-type="as-char" svg:y="-0.377cm" svg:width="0.564cm" svg:height="0.467cm" draw:z-index="49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8">.</text:span></text:p>
      <text:p text:style-name="P12"><text:span text:style-name="T8">Soit </text:span><text:span text:style-name="T8"><draw:frame draw:style-name="fr1" draw:name="Object17" text:anchor-type="as-char" svg:y="-0.415cm" svg:width="1.251cm" svg:height="0.545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le nombre de chiffres nécessaire pour écrire tous les nombres de <draw:frame draw:style-name="fr1" draw:name="Object14" text:anchor-type="as-char" svg:y="-0.377cm" svg:width="0.411cm" svg:height="0.467cm" draw:z-index="46"><draw:object xlink:href="./Object 48" xlink:type="simple" xlink:show="embed" xlink:actuate="onLoad"/><draw:image xlink:href="./ObjectReplacements/Object 48" xlink:type="simple" xlink:show="embed" xlink:actuate="onLoad"/><svg:desc>formula</svg:desc></draw:frame><text:s/>à <draw:frame draw:style-name="fr1" draw:name="Object16" text:anchor-type="as-char" svg:y="-0.377cm" svg:width="0.564cm" svg:height="0.467cm" draw:z-index="47"><draw:object xlink:href="./Object 50" xlink:type="simple" xlink:show="embed" xlink:actuate="onLoad"/><draw:image xlink:href="./ObjectReplacements/Object 50" xlink:type="simple" xlink:show="embed" xlink:actuate="onLoad"/><svg:desc>formula</svg:desc></draw:frame><text:s/></text:p>
      <text:p text:style-name="P14">Écrire, <text:span text:style-name="T9">une page au maximum</text:span>, <text:span text:style-name="T9">le déroulement d’un algorithme </text:span>réso<text:span text:style-name="T9">lvant c</text:span>e problème <text:span text:style-name="T9">pour N= 2021</text:span>.</text:p>
      <text:p text:style-name="P14"/>
      <text:p text:style-name="P14"/>
      <text:p text:style-name="P10">Soit trois suites <draw:frame draw:style-name="fr1" draw:name="Object1" text:anchor-type="as-char" svg:y="-0.415cm" svg:width="1.057cm" svg:height="0.568cm" draw:z-index="34"><draw:object xlink:href="./Object 12" xlink:type="simple" xlink:show="embed" xlink:actuate="onLoad"/><draw:image xlink:href="./ObjectReplacements/Object 12" xlink:type="simple" xlink:show="embed" xlink:actuate="onLoad"/><svg:desc>formula</svg:desc></draw:frame>, <draw:frame draw:style-name="fr1" draw:name="Object2" text:anchor-type="as-char" svg:y="-0.415cm" svg:width="0.995cm" svg:height="0.568cm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et <draw:frame draw:style-name="fr1" draw:name="Object3" text:anchor-type="as-char" svg:y="-0.415cm" svg:width="1.037cm" svg:height="0.568cm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définies par :</text:p>
      <text:p text:style-name="P10">1)<draw:frame draw:style-name="fr1" draw:name="Object4" text:anchor-type="as-char" svg:y="-0.377cm" svg:width="0.713cm" svg:height="0.531cm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est un nombre entier de <draw:frame draw:style-name="fr1" draw:name="Object5" text:anchor-type="as-char" svg:y="-0.377cm" svg:width="0.448cm" svg:height="0.467c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chiffres dont on souhaite calculer le nombre de chiffre <text:s text:c="2"/>nécessaire pour écrire tous les nombre de 1 à <draw:frame draw:style-name="fr1" draw:name="Object6" text:anchor-type="as-char" svg:y="-0.377cm" svg:width="0.713cm" svg:height="0.531cm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.<text:span text:style-name="T9"> <text:s text:c="2"/></text:span></text:p>
      <text:p text:style-name="P10">2) <draw:frame draw:style-name="fr1" draw:name="Object7" text:anchor-type="as-char" svg:y="-0.437cm" svg:width="3.679cm" svg:height="0.591cm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10">3) <draw:frame draw:style-name="fr1" draw:name="Object8" text:anchor-type="as-char" svg:y="-0.377cm" svg:width="1.804cm" svg:height="0.531cm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text:s/></text:p>
      <text:p text:style-name="P10">4) <draw:frame draw:style-name="fr1" draw:name="Object9" text:anchor-type="as-char" svg:y="-0.377cm" svg:width="2.768cm" svg:height="0.531cm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10">Calculer le nombre <draw:frame draw:style-name="fr1" draw:name="Object10" text:anchor-type="as-char" svg:y="-0.415cm" svg:width="7.828cm" svg:height="0.568cm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11T17:25:24.816275241</dc:date>
    <meta:editing-duration>P4DT8H13M29S</meta:editing-duration>
    <meta:editing-cycles>775</meta:editing-cycles>
    <meta:generator>LibreOffice/7.3.5.2$Linux_X86_64 LibreOffice_project/30$Build-2</meta:generator>
    <meta:document-statistic meta:table-count="0" meta:image-count="0" meta:object-count="51" meta:page-count="2" meta:paragraph-count="38" meta:word-count="159" meta:character-count="828" meta:non-whitespace-character-count="668"/>
  </office:meta>
</office:document-meta>
</file>

<file path=Object 1/content.xml><?xml version="1.0" encoding="utf-8"?>
<math xmlns="http://www.w3.org/1998/Math/MathML" display="block">
  <semantics>
    <mstyle mathvariant="bold">
      <mrow>
        <mi>C</mi>
        <mrow>
          <mrow>
            <mo fence="true" form="prefix" stretchy="false">(</mo>
            <mrow>
              <mi>N</mi>
            </mrow>
            <mo fence="true" form="postfix" stretchy="false">)</mo>
          </mrow>
          <mo stretchy="false">=</mo>
          <mrow>
            <msub>
              <mi>U</mi>
              <mi>n</mi>
            </msub>
            <mo stretchy="false">+</mo>
            <mtext> . . .</mtext>
            <mo stretchy="false">+</mo>
            <msub>
              <mi>U</mi>
              <mn>2</mn>
            </msub>
            <mo stretchy="false">+</mo>
            <msub>
              <mi>U</mi>
              <mn>1</mn>
            </msub>
          </mrow>
        </mrow>
      </mrow>
    </mstyle>
    <annotation encoding="StarMath 5.0">bold {C(N)    = U_n + " . . ." + U_2 + U_1}</annotation>
  </semantics>
</math>
</file>

<file path=Object 10/content.xml><?xml version="1.0" encoding="utf-8"?>
<math xmlns="http://www.w3.org/1998/Math/MathML" display="block">
  <semantics>
    <mstyle mathvariant="bold">
      <mrow>
        <msub>
          <mi>N</mi>
          <mrow>
            <mi>n</mi>
            <mo stretchy="false">−</mo>
            <mn>1</mn>
          </mrow>
        </msub>
        <mo stretchy="false">=</mo>
        <mrow>
          <msub>
            <mi>N</mi>
            <mi>n</mi>
          </msub>
          <mo stretchy="false">−</mo>
          <msub>
            <mi>P</mi>
            <mi>n</mi>
          </msub>
        </mrow>
      </mrow>
    </mstyle>
    <annotation encoding="StarMath 5.0">bold {N_{n-1} = N_n- P_n}</annotation>
  </semantics>
</math>
</file>

<file path=Object 11/content.xml><?xml version="1.0" encoding="utf-8"?>
<math xmlns="http://www.w3.org/1998/Math/MathML" display="block">
  <semantics>
    <mstyle mathvariant="bold">
      <mrow>
        <msub>
          <mi>N</mi>
          <mn>3</mn>
        </msub>
        <mo stretchy="false">=</mo>
        <mrow>
          <msub>
            <mi>N</mi>
            <mn>4</mn>
          </msub>
          <mo stretchy="false">−</mo>
          <msub>
            <mi>P</mi>
            <mn>4</mn>
          </msub>
        </mrow>
        <mo stretchy="false">=</mo>
        <mrow>
          <mn>2021</mn>
          <mo stretchy="false">−</mo>
          <mn>1022</mn>
        </mrow>
        <mo stretchy="false">=</mo>
        <mn>999</mn>
      </mrow>
    </mstyle>
    <annotation encoding="StarMath 5.0">bold {N_3 = N_4- P_4 = 2021 - 1022 = 999}</annotation>
  </semantics>
</math>
</file>

<file path=Object 12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N</mi>
            <mi>n</mi>
          </msub>
        </mrow>
        <mo fence="true" form="postfix" stretchy="false">)</mo>
      </mrow>
    </mstyle>
    <annotation encoding="StarMath 5.0">bold {(N_n)}</annotation>
  </semantics>
</math>
</file>

<file path=Object 13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14/content.xml><?xml version="1.0" encoding="utf-8"?>
<math xmlns="http://www.w3.org/1998/Math/MathML" display="block">
  <semantics>
    <mstyle mathvariant="bold">
      <msub>
        <mi>N</mi>
        <mi>n</mi>
      </msub>
    </mstyle>
    <annotation encoding="StarMath 5.0">bold {N_n}</annotation>
  </semantics>
</math>
</file>

<file path=Object 15/content.xml><?xml version="1.0" encoding="utf-8"?>
<math xmlns="http://www.w3.org/1998/Math/MathML" display="block">
  <semantics>
    <mstyle mathvariant="bold">
      <mrow>
        <mi>n</mi>
        <mo stretchy="false">=</mo>
        <mn>3</mn>
      </mrow>
    </mstyle>
    <annotation encoding="StarMath 5.0">bold {n= 3}</annotation>
  </semantics>
</math>
</file>

<file path=Object 16/content.xml><?xml version="1.0" encoding="utf-8"?>
<math xmlns="http://www.w3.org/1998/Math/MathML" display="block">
  <semantics>
    <mstyle mathvariant="bold">
      <mrow>
        <msub>
          <mi>N</mi>
          <mn>3</mn>
        </msub>
        <mo stretchy="false">=</mo>
        <mn>999</mn>
      </mrow>
    </mstyle>
    <annotation encoding="StarMath 5.0">bold {N_3= 999}</annotation>
  </semantics>
</math>
</file>

<file path=Object 17/content.xml><?xml version="1.0" encoding="utf-8"?>
<math xmlns="http://www.w3.org/1998/Math/MathML" display="block">
  <semantics>
    <mstyle mathvariant="bold">
      <mrow>
        <msub>
          <mi>P</mi>
          <mn>3</mn>
        </msub>
        <mo stretchy="false">=</mo>
        <mrow>
          <mrow>
            <mo fence="true" form="prefix" stretchy="false">(</mo>
            <mrow>
              <mrow>
                <msub>
                  <mi>N</mi>
                  <mn>3</mn>
                </msub>
                <mo stretchy="false">−</mo>
                <msup>
                  <mn>10</mn>
                  <mrow>
                    <mn>3</mn>
                    <mo stretchy="false">−</mo>
                    <mn>1</mn>
                  </mrow>
                </msup>
              </mrow>
            </mrow>
            <mo fence="true" form="postfix" stretchy="false">)</mo>
          </mrow>
          <mo stretchy="false">+</mo>
          <mn>1</mn>
        </mrow>
        <mo stretchy="false">=</mo>
        <mrow>
          <mn>999</mn>
          <mo stretchy="false">−</mo>
          <msup>
            <mn>10</mn>
            <mn>2</mn>
          </msup>
          <mo stretchy="false">+</mo>
          <mn>1</mn>
        </mrow>
        <mo stretchy="false">=</mo>
        <mrow>
          <mn>999</mn>
          <mo stretchy="false">−</mo>
          <mn>100</mn>
          <mo stretchy="false">+</mo>
          <mn>1</mn>
        </mrow>
        <mo stretchy="false">=</mo>
        <mn>900</mn>
      </mrow>
    </mstyle>
    <annotation encoding="StarMath 5.0">bold {P_3 = (N_3-10^{3-1}) +1 = 999 - 10^2 +1 = 999 - 100 +1 = 900}</annotation>
  </semantics>
</math>
</file>

<file path=Object 18/content.xml><?xml version="1.0" encoding="utf-8"?>
<math xmlns="http://www.w3.org/1998/Math/MathML" display="block">
  <semantics>
    <mstyle mathvariant="bold">
      <mrow>
        <mrow>
          <msub>
            <mi>U</mi>
            <mn>3</mn>
          </msub>
          <mo stretchy="false">=</mo>
          <mn>3</mn>
        </mrow>
        <mrow>
          <msub>
            <mi>P</mi>
            <mn>3</mn>
          </msub>
          <mo stretchy="false">=</mo>
          <mrow>
            <mn>3</mn>
            <mo stretchy="false">×</mo>
            <mn>900</mn>
          </mrow>
          <mo stretchy="false">=</mo>
          <mn>2700</mn>
        </mrow>
      </mrow>
    </mstyle>
    <annotation encoding="StarMath 5.0">bold {U_3 = 3 P_3 = 3 times 900 = 2700}</annotation>
  </semantics>
</math>
</file>

<file path=Object 19/content.xml><?xml version="1.0" encoding="utf-8"?>
<math xmlns="http://www.w3.org/1998/Math/MathML" display="block">
  <semantics>
    <mstyle mathvariant="bold">
      <mrow>
        <msub>
          <mi>N</mi>
          <mi>i</mi>
        </msub>
        <mo stretchy="false">&gt;</mo>
        <mn>0</mn>
      </mrow>
    </mstyle>
    <annotation encoding="StarMath 5.0">bold {N_i &gt; 0}</annotation>
  </semantics>
</math>
</file>

<file path=Object 2/content.xml><?xml version="1.0" encoding="utf-8"?>
<math xmlns="http://www.w3.org/1998/Math/MathML" display="block">
  <semantics>
    <mstyle mathvariant="bold">
      <mrow>
        <mi>C</mi>
        <mrow>
          <mrow>
            <mo fence="true" form="prefix" stretchy="false">(</mo>
            <mrow>
              <mn>2021</mn>
            </mrow>
            <mo fence="true" form="postfix" stretchy="false">)</mo>
          </mrow>
          <mo stretchy="false">=</mo>
          <mn>6977</mn>
        </mrow>
      </mrow>
    </mstyle>
    <annotation encoding="StarMath 5.0">bold {C(2021) = 6977 }</annotation>
  </semantics>
</math>
</file>

<file path=Object 20/content.xml><?xml version="1.0" encoding="utf-8"?>
<math xmlns="http://www.w3.org/1998/Math/MathML" display="block">
  <semantics>
    <mstyle mathvariant="bold">
      <mrow>
        <msub>
          <mi>N</mi>
          <mn>2</mn>
        </msub>
        <mo stretchy="false">=</mo>
        <mrow>
          <msub>
            <mi>N</mi>
            <mn>3</mn>
          </msub>
          <mo stretchy="false">−</mo>
          <msub>
            <mi>P</mi>
            <mn>3</mn>
          </msub>
        </mrow>
        <mo stretchy="false">=</mo>
        <mrow>
          <mn>999</mn>
          <mo stretchy="false">−</mo>
          <mn>900</mn>
        </mrow>
        <mo stretchy="false">=</mo>
        <mn>99</mn>
        <mo stretchy="false">&gt;</mo>
        <mn>0</mn>
      </mrow>
    </mstyle>
    <annotation encoding="StarMath 5.0">bold {N_2 = N_3- P_3 = 999 - 900 = 99 &gt; 0}</annotation>
  </semantics>
</math>
</file>

<file path=Object 21/content.xml><?xml version="1.0" encoding="utf-8"?>
<math xmlns="http://www.w3.org/1998/Math/MathML" display="block">
  <semantics>
    <mstyle mathvariant="bold">
      <mrow>
        <mi>n</mi>
        <mo stretchy="false">=</mo>
        <mn>2</mn>
      </mrow>
    </mstyle>
    <annotation encoding="StarMath 5.0">bold {n= 2}</annotation>
  </semantics>
</math>
</file>

<file path=Object 22/content.xml><?xml version="1.0" encoding="utf-8"?>
<math xmlns="http://www.w3.org/1998/Math/MathML" display="block">
  <semantics>
    <mstyle mathvariant="bold">
      <mrow>
        <msub>
          <mi>N</mi>
          <mn>2</mn>
        </msub>
        <mo stretchy="false">=</mo>
        <mn>99</mn>
      </mrow>
    </mstyle>
    <annotation encoding="StarMath 5.0">bold {N_2= 99}</annotation>
  </semantics>
</math>
</file>

<file path=Object 23/content.xml><?xml version="1.0" encoding="utf-8"?>
<math xmlns="http://www.w3.org/1998/Math/MathML" display="block">
  <semantics>
    <mstyle mathvariant="bold">
      <mrow>
        <msub>
          <mi>P</mi>
          <mn>2</mn>
        </msub>
        <mo stretchy="false">=</mo>
        <mrow>
          <mrow>
            <mo fence="true" form="prefix" stretchy="false">(</mo>
            <mrow>
              <mrow>
                <msub>
                  <mi>N</mi>
                  <mn>2</mn>
                </msub>
                <mo stretchy="false">−</mo>
                <msup>
                  <mn>10</mn>
                  <mrow>
                    <mn>2</mn>
                    <mo stretchy="false">−</mo>
                    <mn>1</mn>
                  </mrow>
                </msup>
              </mrow>
            </mrow>
            <mo fence="true" form="postfix" stretchy="false">)</mo>
          </mrow>
          <mo stretchy="false">+</mo>
          <mn>1</mn>
        </mrow>
        <mo stretchy="false">=</mo>
        <mrow>
          <mn>99</mn>
          <mo stretchy="false">−</mo>
          <msup>
            <mn>10</mn>
            <mn>1</mn>
          </msup>
          <mo stretchy="false">+</mo>
          <mn>1</mn>
        </mrow>
        <mo stretchy="false">=</mo>
        <mrow>
          <mn>99</mn>
          <mo stretchy="false">−</mo>
          <mn>10</mn>
          <mo stretchy="false">+</mo>
          <mn>1</mn>
        </mrow>
        <mo stretchy="false">=</mo>
        <mn>90</mn>
      </mrow>
    </mstyle>
    <annotation encoding="StarMath 5.0">bold {P_2 = (N_2-10^{2-1}) +1 = 99 - 10^1 +1 = 99 - 10 +1 = 90}</annotation>
  </semantics>
</math>
</file>

<file path=Object 24/content.xml><?xml version="1.0" encoding="utf-8"?>
<math xmlns="http://www.w3.org/1998/Math/MathML" display="block">
  <semantics>
    <mstyle mathvariant="bold">
      <mrow>
        <mrow>
          <msub>
            <mi>U</mi>
            <mn>2</mn>
          </msub>
          <mo stretchy="false">=</mo>
          <mn>2</mn>
        </mrow>
        <mrow>
          <msub>
            <mi>P</mi>
            <mn>2</mn>
          </msub>
          <mo stretchy="false">=</mo>
          <mrow>
            <mn>2</mn>
            <mo stretchy="false">×</mo>
            <mn>90</mn>
          </mrow>
          <mo stretchy="false">=</mo>
          <mn>180</mn>
        </mrow>
      </mrow>
    </mstyle>
    <annotation encoding="StarMath 5.0">bold {U_2 = 2 P_2 = 2 times 90 = 180}</annotation>
  </semantics>
</math>
</file>

<file path=Object 25/content.xml><?xml version="1.0" encoding="utf-8"?>
<math xmlns="http://www.w3.org/1998/Math/MathML" display="block">
  <semantics>
    <mstyle mathvariant="bold">
      <mrow>
        <msub>
          <mi>N</mi>
          <mn>1</mn>
        </msub>
        <mo stretchy="false">=</mo>
        <mrow>
          <msub>
            <mi>N</mi>
            <mn>2</mn>
          </msub>
          <mo stretchy="false">−</mo>
          <msub>
            <mi>P</mi>
            <mn>2</mn>
          </msub>
        </mrow>
        <mo stretchy="false">=</mo>
        <mrow>
          <mn>99</mn>
          <mo stretchy="false">−</mo>
          <mn>90</mn>
        </mrow>
        <mo stretchy="false">=</mo>
        <mn>9</mn>
      </mrow>
    </mstyle>
    <annotation encoding="StarMath 5.0">bold {N_1 = N_2- P_2 = 99 - 90 = 9}</annotation>
  </semantics>
</math>
</file>

<file path=Object 26/content.xml><?xml version="1.0" encoding="utf-8"?>
<math xmlns="http://www.w3.org/1998/Math/MathML" display="block">
  <semantics>
    <mstyle mathvariant="bold">
      <mrow>
        <mrow>
          <msub>
            <mi>N</mi>
            <mn>3</mn>
          </msub>
          <mo stretchy="false">=</mo>
          <mn>999</mn>
        </mrow>
        <mrow>
          <mtext> </mtext>
          <mo stretchy="false">&gt;</mo>
          <mtext> </mtext>
        </mrow>
        <mn>0</mn>
      </mrow>
    </mstyle>
    <annotation encoding="StarMath 5.0">bold {N_3  = 999 " "&gt;" "0 }</annotation>
  </semantics>
</math>
</file>

<file path=Object 27/content.xml><?xml version="1.0" encoding="utf-8"?>
<math xmlns="http://www.w3.org/1998/Math/MathML" display="block">
  <semantics>
    <mstyle mathvariant="bold">
      <mrow>
        <mrow>
          <msub>
            <mi>N</mi>
            <mn>2</mn>
          </msub>
          <mo stretchy="false">=</mo>
          <mn>99</mn>
        </mrow>
        <mrow>
          <mtext> </mtext>
          <mo stretchy="false">&gt;</mo>
          <mtext> </mtext>
        </mrow>
        <mn>0</mn>
      </mrow>
    </mstyle>
    <annotation encoding="StarMath 5.0">bold {N_2  = 99 " "&gt;" "0 }</annotation>
  </semantics>
</math>
</file>

<file path=Object 28/content.xml><?xml version="1.0" encoding="utf-8"?>
<math xmlns="http://www.w3.org/1998/Math/MathML" display="block">
  <semantics>
    <mstyle mathvariant="bold">
      <mrow>
        <mrow>
          <msub>
            <mi>N</mi>
            <mn>1</mn>
          </msub>
          <mo stretchy="false">=</mo>
          <mn>9</mn>
        </mrow>
        <mrow>
          <mtext> </mtext>
          <mo stretchy="false">&gt;</mo>
          <mtext> </mtext>
        </mrow>
        <mn>0</mn>
      </mrow>
    </mstyle>
    <annotation encoding="StarMath 5.0">bold {N_1  = 9 " "&gt;" "0 }</annotation>
  </semantics>
</math>
</file>

<file path=Object 29/content.xml><?xml version="1.0" encoding="utf-8"?>
<math xmlns="http://www.w3.org/1998/Math/MathML" display="block">
  <semantics>
    <mstyle mathvariant="bold">
      <mrow>
        <mi>n</mi>
        <mo stretchy="false">=</mo>
        <mn>1</mn>
      </mrow>
    </mstyle>
    <annotation encoding="StarMath 5.0">bold {n= 1}</annotation>
  </semantics>
</math>
</file>

<file path=Object 3/content.xml><?xml version="1.0" encoding="utf-8"?>
<math xmlns="http://www.w3.org/1998/Math/MathML" display="block">
  <semantics>
    <mstyle mathvariant="bold">
      <mrow>
        <msub>
          <mi>N</mi>
          <mn>4</mn>
        </msub>
        <mo stretchy="false">=</mo>
        <mn>2021</mn>
      </mrow>
    </mstyle>
    <annotation encoding="StarMath 5.0">bold {N_4= 2021}</annotation>
  </semantics>
</math>
</file>

<file path=Object 30/content.xml><?xml version="1.0" encoding="utf-8"?>
<math xmlns="http://www.w3.org/1998/Math/MathML" display="block">
  <semantics>
    <mstyle mathvariant="bold">
      <mrow>
        <msub>
          <mi>N</mi>
          <mn>1</mn>
        </msub>
        <mo stretchy="false">=</mo>
        <mn>9</mn>
      </mrow>
    </mstyle>
    <annotation encoding="StarMath 5.0">bold {N_1= 9}</annotation>
  </semantics>
</math>
</file>

<file path=Object 31/content.xml><?xml version="1.0" encoding="utf-8"?>
<math xmlns="http://www.w3.org/1998/Math/MathML" display="block">
  <semantics>
    <mstyle mathvariant="bold">
      <mrow>
        <mrow>
          <msub>
            <mi>P</mi>
            <mn>1</mn>
          </msub>
          <mo stretchy="false">=</mo>
          <mn>1</mn>
        </mrow>
        <mrow>
          <mrow>
            <mrow>
              <mo fence="true" form="prefix" stretchy="false">(</mo>
              <mrow>
                <mrow>
                  <msub>
                    <mi>N</mi>
                    <mn>1</mn>
                  </msub>
                  <mo stretchy="false">−</mo>
                  <msup>
                    <mn>10</mn>
                    <mrow>
                      <mn>1</mn>
                      <mo stretchy="false">−</mo>
                      <mn>1</mn>
                    </mrow>
                  </msup>
                </mrow>
              </mrow>
              <mo fence="true" form="postfix" stretchy="false">)</mo>
            </mrow>
            <mo stretchy="false">+</mo>
            <mn>1</mn>
          </mrow>
          <mo stretchy="false">=</mo>
          <mrow>
            <mn>9</mn>
            <mo stretchy="false">−</mo>
            <msup>
              <mn>10</mn>
              <mn>0</mn>
            </msup>
            <mo stretchy="false">+</mo>
            <mn>1</mn>
          </mrow>
          <mo stretchy="false">=</mo>
          <mrow>
            <mn>9</mn>
            <mo stretchy="false">−</mo>
            <mn>1</mn>
            <mo stretchy="false">+</mo>
            <mn>1</mn>
          </mrow>
          <mo stretchy="false">=</mo>
          <mn>9</mn>
        </mrow>
      </mrow>
    </mstyle>
    <annotation encoding="StarMath 5.0">bold {P_1= 1 (N_1-10^{1-1}) +1 = 9 - 10^0 +1 = 9 - 1 +1 = 9}</annotation>
  </semantics>
</math>
</file>

<file path=Object 32/content.xml><?xml version="1.0" encoding="utf-8"?>
<math xmlns="http://www.w3.org/1998/Math/MathML" display="block">
  <semantics>
    <mstyle mathvariant="bold">
      <mrow>
        <mrow>
          <msub>
            <mi>U</mi>
            <mn>1</mn>
          </msub>
          <mo stretchy="false">=</mo>
          <mn>1</mn>
        </mrow>
        <mrow>
          <msub>
            <mi>P</mi>
            <mn>1</mn>
          </msub>
          <mo stretchy="false">=</mo>
          <mrow>
            <mn>1</mn>
            <mo stretchy="false">×</mo>
            <mn>9</mn>
          </mrow>
          <mo stretchy="false">=</mo>
          <mn>9</mn>
        </mrow>
      </mrow>
    </mstyle>
    <annotation encoding="StarMath 5.0">bold {U_1 = 1 P_1 = 1 times 9 = 9}</annotation>
  </semantics>
</math>
</file>

<file path=Object 33/content.xml><?xml version="1.0" encoding="utf-8"?>
<math xmlns="http://www.w3.org/1998/Math/MathML" display="block">
  <semantics>
    <mstyle mathvariant="bold">
      <mrow>
        <msub>
          <mi>N</mi>
          <mn>0</mn>
        </msub>
        <mo stretchy="false">=</mo>
        <mrow>
          <msub>
            <mi>N</mi>
            <mn>1</mn>
          </msub>
          <mo stretchy="false">−</mo>
          <msub>
            <mi>P</mi>
            <mn>1</mn>
          </msub>
        </mrow>
        <mo stretchy="false">=</mo>
        <mrow>
          <mn>9</mn>
          <mo stretchy="false">−</mo>
          <mn>9</mn>
        </mrow>
        <mo stretchy="false">=</mo>
        <mn>0</mn>
      </mrow>
    </mstyle>
    <annotation encoding="StarMath 5.0">bold {N_0 = N_1- P_1 = 9 - 9 = 0}</annotation>
  </semantics>
</math>
</file>

<file path=Object 34/content.xml><?xml version="1.0" encoding="utf-8"?>
<math xmlns="http://www.w3.org/1998/Math/MathML" display="block">
  <semantics>
    <mstyle mathvariant="bold">
      <mrow>
        <msub>
          <mi>N</mi>
          <mn>0</mn>
        </msub>
        <mo stretchy="false">=</mo>
        <mn>0</mn>
      </mrow>
    </mstyle>
    <annotation encoding="StarMath 5.0">bold {N_0  = 0  }</annotation>
  </semantics>
</math>
</file>

<file path=Object 35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P</mi>
            <mi>n</mi>
          </msub>
        </mrow>
        <mo fence="true" form="postfix" stretchy="false">)</mo>
      </mrow>
    </mstyle>
    <annotation encoding="StarMath 5.0">bold {(P_n)}</annotation>
  </semantics>
</math>
</file>

<file path=Object 36/content.xml><?xml version="1.0" encoding="utf-8"?>
<math xmlns="http://www.w3.org/1998/Math/MathML" display="block">
  <semantics>
    <mstyle mathvariant="bold">
      <mrow>
        <mi>C</mi>
        <mrow>
          <mrow>
            <mo fence="true" form="prefix" stretchy="false">(</mo>
            <mrow>
              <mn>2021</mn>
            </mrow>
            <mo fence="true" form="postfix" stretchy="false">)</mo>
          </mrow>
          <mo stretchy="false">=</mo>
          <mrow>
            <msub>
              <mi>U</mi>
              <mn>4</mn>
            </msub>
            <mo stretchy="false">+</mo>
            <msub>
              <mi>U</mi>
              <mn>3</mn>
            </msub>
            <mo stretchy="false">+</mo>
            <msub>
              <mi>U</mi>
              <mn>2</mn>
            </msub>
            <mo stretchy="false">+</mo>
            <msub>
              <mi>U</mi>
              <mn>1</mn>
            </msub>
          </mrow>
          <mo stretchy="false">=</mo>
          <mrow>
            <mn>4088</mn>
            <mo stretchy="false">+</mo>
            <mn>2700</mn>
            <mo stretchy="false">+</mo>
            <mn>180</mn>
            <mo stretchy="false">+</mo>
            <mn>9</mn>
          </mrow>
        </mrow>
      </mrow>
    </mstyle>
    <annotation encoding="StarMath 5.0">bold {C(2021) = U_4 + U_3 + U_2 + U_1 = 4088+ 2700 + 180 + 9  }</annotation>
  </semantics>
</math>
</file>

<file path=Object 37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(U_n)}</annotation>
  </semantics>
</math>
</file>

<file path=Object 38/content.xml><?xml version="1.0" encoding="utf-8"?>
<math xmlns="http://www.w3.org/1998/Math/MathML" display="block">
  <semantics>
    <mstyle mathvariant="bold">
      <msub>
        <mi>N</mi>
        <mi>n</mi>
      </msub>
    </mstyle>
    <annotation encoding="StarMath 5.0">bold {N_n}</annotation>
  </semantics>
</math>
</file>

<file path=Object 39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4/content.xml><?xml version="1.0" encoding="utf-8"?>
<math xmlns="http://www.w3.org/1998/Math/MathML" display="block">
  <semantics>
    <mstyle mathvariant="bold">
      <mrow>
        <mi>n</mi>
        <mo stretchy="false">=</mo>
        <mn>4</mn>
      </mrow>
    </mstyle>
    <annotation encoding="StarMath 5.0">bold {n= 4}</annotation>
  </semantics>
</math>
</file>

<file path=Object 40/content.xml><?xml version="1.0" encoding="utf-8"?>
<math xmlns="http://www.w3.org/1998/Math/MathML" display="block">
  <semantics>
    <mstyle mathvariant="bold">
      <msub>
        <mi>N</mi>
        <mi>n</mi>
      </msub>
    </mstyle>
    <annotation encoding="StarMath 5.0">bold {N_n}</annotation>
  </semantics>
</math>
</file>

<file path=Object 41/content.xml><?xml version="1.0" encoding="utf-8"?>
<math xmlns="http://www.w3.org/1998/Math/MathML" display="block">
  <semantics>
    <mstyle mathvariant="bold">
      <mrow>
        <msub>
          <mi>P</mi>
          <mi>n</mi>
        </msub>
        <mo stretchy="false">=</mo>
        <mrow>
          <mrow>
            <mo fence="true" form="prefix" stretchy="false">(</mo>
            <mrow>
              <mrow>
                <msub>
                  <mi>N</mi>
                  <mi>n</mi>
                </msub>
                <mo stretchy="false">−</mo>
                <msup>
                  <mn>10</mn>
                  <mrow>
                    <mi>n</mi>
                    <mo stretchy="false">−</mo>
                    <mn>1</mn>
                  </mrow>
                </msup>
              </mrow>
            </mrow>
            <mo fence="true" form="postfix" stretchy="false">)</mo>
          </mrow>
          <mo stretchy="false">+</mo>
          <mn>1</mn>
        </mrow>
      </mrow>
    </mstyle>
    <annotation encoding="StarMath 5.0">bold {P_n = (N_n-10^{n-1}) +1 }</annotation>
  </semantics>
</math>
</file>

<file path=Object 42/content.xml><?xml version="1.0" encoding="utf-8"?>
<math xmlns="http://www.w3.org/1998/Math/MathML" display="block">
  <semantics>
    <mstyle mathvariant="bold">
      <mrow>
        <mrow>
          <msub>
            <mi>U</mi>
            <mi>n</mi>
          </msub>
          <mo stretchy="false">=</mo>
          <mi>n</mi>
        </mrow>
        <msub>
          <mi>P</mi>
          <mi>n</mi>
        </msub>
      </mrow>
    </mstyle>
    <annotation encoding="StarMath 5.0">bold {U_n = n P_n}</annotation>
  </semantics>
</math>
</file>

<file path=Object 43/content.xml><?xml version="1.0" encoding="utf-8"?>
<math xmlns="http://www.w3.org/1998/Math/MathML" display="block">
  <semantics>
    <mstyle mathvariant="bold">
      <mrow>
        <msub>
          <mi>N</mi>
          <mrow>
            <mi>n</mi>
            <mo stretchy="false">−</mo>
            <mn>1</mn>
          </mrow>
        </msub>
        <mo stretchy="false">=</mo>
        <mrow>
          <msub>
            <mi>N</mi>
            <mi>n</mi>
          </msub>
          <mo stretchy="false">−</mo>
          <msub>
            <mi>P</mi>
            <mi>n</mi>
          </msub>
        </mrow>
      </mrow>
    </mstyle>
    <annotation encoding="StarMath 5.0">bold {N_{n-1} = N_n - P_n}</annotation>
  </semantics>
</math>
</file>

<file path=Object 44/content.xml><?xml version="1.0" encoding="utf-8"?>
<math xmlns="http://www.w3.org/1998/Math/MathML" display="block">
  <semantics>
    <mstyle mathvariant="bold">
      <mrow>
        <mi>C</mi>
        <mrow>
          <mrow>
            <mo fence="true" form="prefix" stretchy="false">(</mo>
            <mrow>
              <mi>N</mi>
            </mrow>
            <mo fence="true" form="postfix" stretchy="false">)</mo>
          </mrow>
          <mo stretchy="false">=</mo>
          <mrow>
            <msub>
              <mi>U</mi>
              <mi>n</mi>
            </msub>
            <mo stretchy="false">+</mo>
            <msub>
              <mi>U</mi>
              <mrow>
                <mi>n</mi>
                <mo stretchy="false">−</mo>
                <mn>1</mn>
              </mrow>
            </msub>
            <mo stretchy="false">+</mo>
            <msub>
              <mi>U</mi>
              <mrow>
                <mi>n</mi>
                <mo stretchy="false">−</mo>
                <mn>2</mn>
              </mrow>
            </msub>
            <mo stretchy="false">+</mo>
            <mtext> . . . </mtext>
            <mo stretchy="false">+</mo>
            <msub>
              <mi>U</mi>
              <mn>2</mn>
            </msub>
            <mo stretchy="false">+</mo>
            <msub>
              <mi>U</mi>
              <mn>1</mn>
            </msub>
            <mo stretchy="false">+</mo>
            <msub>
              <mi>U</mi>
              <mn>0</mn>
            </msub>
          </mrow>
        </mrow>
      </mrow>
    </mstyle>
    <annotation encoding="StarMath 5.0">bold {C(N) = U_n + U_{n-1} + U_{n-2} + " . . . " + U_2 + U_1 + U_0}</annotation>
  </semantics>
</math>
</file>

<file path=Object 45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46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48/content.xml><?xml version="1.0" encoding="utf-8"?>
<math xmlns="http://www.w3.org/1998/Math/MathML" display="block">
  <semantics>
    <mstyle mathvariant="bold">
      <mn>1</mn>
    </mstyle>
    <annotation encoding="StarMath 5.0">bold {1}</annotation>
  </semantics>
</math>
</file>

<file path=Object 5/content.xml><?xml version="1.0" encoding="utf-8"?>
<math xmlns="http://www.w3.org/1998/Math/MathML" display="block">
  <semantics>
    <mstyle mathvariant="bold">
      <mrow>
        <msub>
          <mi>P</mi>
          <mn>4</mn>
        </msub>
        <mo stretchy="false">=</mo>
        <mrow>
          <mrow>
            <mo fence="true" form="prefix" stretchy="false">(</mo>
            <mrow>
              <mrow>
                <mn>2021</mn>
                <mo stretchy="false">−</mo>
                <msup>
                  <mn>10</mn>
                  <mn>3</mn>
                </msup>
              </mrow>
            </mrow>
            <mo fence="true" form="postfix" stretchy="false">)</mo>
          </mrow>
          <mo stretchy="false">+</mo>
          <mn>1</mn>
        </mrow>
        <mo stretchy="false">=</mo>
        <mrow>
          <mn>2021</mn>
          <mo stretchy="false">−</mo>
          <mn>1000</mn>
          <mo stretchy="false">+</mo>
          <mn>1</mn>
        </mrow>
        <mo stretchy="false">=</mo>
        <mn>1022</mn>
      </mrow>
    </mstyle>
    <annotation encoding="StarMath 5.0">bold {P_4 = (2021-10^3) +1 = 2021 -1000 +1 = 1022}</annotation>
  </semantics>
</math>
</file>

<file path=Object 50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51/content.xml><?xml version="1.0" encoding="utf-8"?>
<math xmlns="http://www.w3.org/1998/Math/MathML" display="block">
  <semantics>
    <mstyle mathvariant="bold">
      <mrow>
        <mi>C</mi>
        <mrow>
          <mo fence="true" form="prefix" stretchy="false">(</mo>
          <mrow>
            <mi>N</mi>
          </mrow>
          <mo fence="true" form="postfix" stretchy="false">)</mo>
        </mrow>
      </mrow>
    </mstyle>
    <annotation encoding="StarMath 5.0">bold {C(N)}</annotation>
  </semantics>
</math>
</file>

<file path=Object 52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53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6/content.xml><?xml version="1.0" encoding="utf-8"?>
<math xmlns="http://www.w3.org/1998/Math/MathML" display="block">
  <semantics>
    <mstyle mathvariant="bold">
      <mrow>
        <msub>
          <mi>P</mi>
          <mi>n</mi>
        </msub>
        <mo stretchy="false">=</mo>
        <mrow>
          <mrow>
            <mo fence="true" form="prefix" stretchy="false">(</mo>
            <mrow>
              <mrow>
                <msub>
                  <mi>N</mi>
                  <mi>n</mi>
                </msub>
                <mo stretchy="false">−</mo>
                <msup>
                  <mn>10</mn>
                  <mrow>
                    <mi>n</mi>
                    <mo stretchy="false">−</mo>
                    <mn>1</mn>
                  </mrow>
                </msup>
              </mrow>
            </mrow>
            <mo fence="true" form="postfix" stretchy="false">)</mo>
          </mrow>
          <mo stretchy="false">+</mo>
          <mn>1</mn>
        </mrow>
      </mrow>
    </mstyle>
    <annotation encoding="StarMath 5.0">bold {P_n = (N_n-10^{n-1}) +1 }</annotation>
  </semantics>
</math>
</file>

<file path=Object 7/content.xml><?xml version="1.0" encoding="utf-8"?>
<math xmlns="http://www.w3.org/1998/Math/MathML" display="block">
  <semantics>
    <mstyle mathvariant="bold">
      <mrow>
        <mi>N</mi>
        <mo stretchy="false">=</mo>
        <mn>2021</mn>
      </mrow>
    </mstyle>
    <annotation encoding="StarMath 5.0">bold {N= 2021}</annotation>
  </semantics>
</math>
</file>

<file path=Object 8/content.xml><?xml version="1.0" encoding="utf-8"?>
<math xmlns="http://www.w3.org/1998/Math/MathML" display="block">
  <semantics>
    <mstyle mathvariant="bold">
      <mrow>
        <mrow>
          <msub>
            <mi>U</mi>
            <mi>n</mi>
          </msub>
          <mo stretchy="false">=</mo>
          <mi>n</mi>
        </mrow>
        <msub>
          <mi>P</mi>
          <mi>n</mi>
        </msub>
      </mrow>
    </mstyle>
    <annotation encoding="StarMath 5.0">bold {U_n = n P_n}</annotation>
  </semantics>
</math>
</file>

<file path=Object 9/content.xml><?xml version="1.0" encoding="utf-8"?>
<math xmlns="http://www.w3.org/1998/Math/MathML" display="block">
  <semantics>
    <mstyle mathvariant="bold">
      <mrow>
        <mrow>
          <msub>
            <mi>U</mi>
            <mn>4</mn>
          </msub>
          <mo stretchy="false">=</mo>
          <mn>4</mn>
        </mrow>
        <mrow>
          <msub>
            <mi>P</mi>
            <mn>4</mn>
          </msub>
          <mo stretchy="false">=</mo>
          <mrow>
            <mn>4</mn>
            <mo stretchy="false">×</mo>
            <mn>1022</mn>
          </mrow>
          <mo stretchy="false">=</mo>
          <mn>4088</mn>
        </mrow>
      </mrow>
    </mstyle>
    <annotation encoding="StarMath 5.0">bold {U_4 = 4 P_4 = 4 times 1022 = 4088}</annotation>
  </semantics>
</math>
</file>